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line-height="150%" fo:text-align="center" style:justify-single-word="false" fo:text-indent="0.5902in" style:auto-text-indent="false"/>
      <style:text-properties style:font-name="Arial" fo:font-size="14pt" fo:language="es" fo:country="MX" officeooo:rsid="00134375" officeooo:paragraph-rsid="00134375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50728" officeooo:paragraph-rsid="0017df53" style:font-size-asian="10.5pt" style:font-size-complex="12pt"/>
    </style:style>
    <style:style style:name="P3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50728" officeooo:paragraph-rsid="00150728" style:font-size-asian="10.5pt" style:font-size-complex="12pt"/>
    </style:style>
    <style:style style:name="P4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7df53" officeooo:paragraph-rsid="0017df53" style:font-size-asian="10.5pt" style:font-size-complex="12pt"/>
    </style:style>
    <style:style style:name="P5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ae130" officeooo:paragraph-rsid="001ae130" style:font-size-asian="10.5pt" style:font-size-complex="12pt"/>
    </style:style>
    <style:style style:name="P6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9d3cf" officeooo:paragraph-rsid="0019d3cf" style:font-size-asian="10.5pt" style:font-size-complex="12pt"/>
    </style:style>
    <style:style style:name="P7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df2f0" officeooo:paragraph-rsid="001df2f0" style:font-size-asian="10.5pt" style:font-size-complex="12pt"/>
    </style:style>
    <style:style style:name="P8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292853" officeooo:paragraph-rsid="00292853" style:font-size-asian="10.5pt" style:font-size-complex="12pt"/>
    </style:style>
    <style:style style:name="P9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e789d" officeooo:paragraph-rsid="0029dc8d" style:font-size-asian="10.5pt" style:font-size-complex="12pt"/>
    </style:style>
    <style:style style:name="P10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style:font-name="Arial" fo:font-size="12pt" fo:language="es" fo:country="MX" fo:font-weight="bold" officeooo:rsid="00292853" officeooo:paragraph-rsid="00292853" style:font-size-asian="10.5pt" style:font-weight-asian="bold" style:font-size-complex="12pt" style:font-weight-complex="bold"/>
    </style:style>
    <style:style style:name="P11" style:family="paragraph" style:parent-style-name="Preformatted_20_Text">
      <style:paragraph-properties fo:margin-left="0in" fo:margin-right="0in" fo:line-height="150%" fo:text-align="center" style:justify-single-word="false" fo:text-indent="0in" style:auto-text-indent="false"/>
      <style:text-properties style:font-name="Arial" fo:font-size="14pt" fo:language="es" fo:country="MX" officeooo:rsid="0029dc8d" officeooo:paragraph-rsid="0029dc8d" style:font-size-asian="14pt" style:font-size-complex="14pt"/>
    </style:style>
    <style:style style:name="P12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2c3047" officeooo:paragraph-rsid="002c3047" style:font-size-asian="10.5pt" style:font-size-complex="12pt"/>
    </style:style>
    <style:style style:name="P13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1e789d" officeooo:paragraph-rsid="0029dc8d" style:font-size-asian="10.5pt" style:font-size-complex="12pt"/>
    </style:style>
    <style:style style:name="P14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2d4580" officeooo:paragraph-rsid="002d4580" style:font-size-asian="10.5pt" style:font-size-complex="12pt"/>
    </style:style>
    <style:style style:name="P15" style:family="paragraph" style:parent-style-name="Preformatted_20_Text">
      <style:paragraph-properties fo:margin-left="0in" fo:margin-right="0in" fo:line-height="150%" fo:text-align="justify" style:justify-single-word="false" fo:text-indent="0.5902in" style:auto-text-indent="false"/>
      <style:text-properties style:font-name="Arial" fo:font-size="12pt" fo:language="es" fo:country="MX" officeooo:rsid="002eb53a" officeooo:paragraph-rsid="002eb53a" style:font-size-asian="10.5pt" style:font-size-complex="12pt"/>
    </style:style>
    <style:style style:name="T1" style:family="text">
      <style:text-properties officeooo:rsid="00162b25"/>
    </style:style>
    <style:style style:name="T2" style:family="text">
      <style:text-properties officeooo:rsid="0017df53"/>
    </style:style>
    <style:style style:name="T3" style:family="text">
      <style:text-properties officeooo:rsid="00150728"/>
    </style:style>
    <style:style style:name="T4" style:family="text">
      <style:text-properties officeooo:rsid="0019d3cf"/>
    </style:style>
    <style:style style:name="T5" style:family="text">
      <style:text-properties officeooo:rsid="001ae130"/>
    </style:style>
    <style:style style:name="T6" style:family="text">
      <style:text-properties officeooo:rsid="001ca735"/>
    </style:style>
    <style:style style:name="T7" style:family="text">
      <style:text-properties officeooo:rsid="001df2f0"/>
    </style:style>
    <style:style style:name="T8" style:family="text">
      <style:text-properties officeooo:rsid="0020048a"/>
    </style:style>
    <style:style style:name="T9" style:family="text">
      <style:text-properties officeooo:rsid="0027e6dd"/>
    </style:style>
    <style:style style:name="T10" style:family="text">
      <style:text-properties officeooo:rsid="00283e26"/>
    </style:style>
    <style:style style:name="T11" style:family="text">
      <style:text-properties officeooo:rsid="0029dc8d"/>
    </style:style>
    <style:style style:name="T12" style:family="text">
      <style:text-properties officeooo:rsid="002d4580"/>
    </style:style>
    <style:style style:name="T13" style:family="text">
      <style:text-properties officeooo:rsid="002e611b"/>
    </style:style>
    <style:style style:name="T14" style:family="text">
      <style:text-properties officeooo:rsid="002f3c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TEAMIENTO DEL PROBLEMA</text:p>
      <text:p text:style-name="P1"/>
      <text:p text:style-name="P2">El ICEO <text:span text:style-name="T1">(Instituto Catastral del Estado de Oaxaca) es una entidad del Gobierno del Estado de Oaxaca, perteneciente a la Secretaría de Finanzas, la cual se encarga de registrar, además de mantener, la información cualitativa y cuantitativa de los bienes inmuebles que se encuentran dentro del territorio del Estado.</text:span></text:p>
      <text:p text:style-name="P4">Para realizar dicha tarea, e<text:span text:style-name="T3">l ICEO </text:span>ofrece un conjunto de trámites y servicios, con los que los usuarios, particulares o inmobiliarios, pueden integrar o actualizar los datos de sus propiedades.</text:p>
      <text:p text:style-name="P3"><text:span text:style-name="T2">Cada uno de dichos</text:span> trámite<text:span text:style-name="T2">s y servicios, </text:span>da origen a un expediente, <text:span text:style-name="T2">en el que se concentra toda la documentación requerida, así como la generada por el ICEO durante el proceso del mismo</text:span>, y <text:span text:style-name="T4">que, cuando llega a su conclusión, </text:span>es almacenado en <text:span text:style-name="T4">el</text:span> Archivo Central del Instituto.</text:p>
      <text:p text:style-name="P5">Cabe mencionar que las instalaciones del Archivo se encuentra<text:span text:style-name="T8">n</text:span> fuera del edificio del ICEO.</text:p>
      <text:p text:style-name="P6">Estos expedientes, forman los antecedentes históricos de los bienes inmuebles a través del tiempo y se consideran oficiales. La datos contenidos en ellos son de carácter confidencial, y no se pueden otorgar más que a los titulares registrados y/o acreditados para ello.</text:p>
      <text:p text:style-name="P6">Debido a que los procesos de registro y actualización catastral, han sido cambiantes a lo largo de la historia, existen ciertas inconsistencias e irregularidades en la información del padrón. </text:p>
      <text:p text:style-name="P6">Esto implica que cuando se recibe una solicitud de trámite o servicio de una propiedad que se encuentra en esas condiciones, es necesario recurrir al Archivo, para buscar los antecedentes respectivos, analizarlos <text:span text:style-name="T5">e intentar resolver su situación.</text:span></text:p>
      <text:p text:style-name="P5">El acceso a los expedientes almacenados, se hací<text:span text:style-name="T9">a</text:span> a través de una solicitud por escrito dirigida al encargado del Archivo. En la solicitud se indica<text:span text:style-name="T9">ba</text:span>n algunos datos clave que permit<text:span text:style-name="T9">ier</text:span>an la localización del expediente correspondiente. Una vez, que se recibí<text:span text:style-name="T9">a</text:span> esta solicitud en el Archivo, se registra<text:span text:style-name="T9">ba</text:span> en una hoja de Excel, para fines de bitácora y se procedí<text:span text:style-name="T9">a</text:span> a su localización.</text:p>
      <text:p text:style-name="P5">Si el expediente e<text:span text:style-name="T9">ra</text:span> encontrado, se prepara<text:span text:style-name="T9">ba</text:span> y se env<text:span text:style-name="T9">iab</text:span>a al personal que lo <text:soft-page-break/><text:span text:style-name="T9">había</text:span> solicit<text:span text:style-name="T9">ado</text:span>. Si no e<text:span text:style-name="T9">ra</text:span> encontrado, se respondí<text:span text:style-name="T9">a</text:span> por escrito de dicha situación.</text:p>
      <text:p text:style-name="P5">Este proceso tarda<text:span text:style-name="T10">ba</text:span> al menos una semana, dependiendo de la cantidad de solicitudes de expedientes enviadas al Archivo, <text:span text:style-name="T7">afectando el tiempo de atención a las solicitudes de trámites ingresadas al ICEO.</text:span></text:p>
      <text:p text:style-name="P5">Con fines de hacer un poco más ágil la consulta de los expedientes, las autoridades del ICEO, permitieron realizar solicitudes de manera económica, vía telefónica y por correo electrónico, pero sin dejar de manejarlo en papel. Esto permitió iniciar la búsqueda de los expedientes solicitados casi inmediatamente pero no redujo significativamente el tiempo.</text:p>
      <text:p text:style-name="P3">Además <text:span text:style-name="T6">de la lentitud del acceso a los antecedentes</text:span>, el hecho de que el expediente físico <text:span text:style-name="T10">saliera de su resguardo, se</text:span> <text:span text:style-name="T1">corría el riesgo de e</text:span>xtrav<text:span text:style-name="T1">ío</text:span>, daño y alteración <text:span text:style-name="T1">intencionada o accidental.</text:span> </text:p>
      <text:p text:style-name="P7">Otro inconveniente, e<text:span text:style-name="T10">ra</text:span> la dificultad de proporcionar información oportuna sobre un expediente prestado, como saber quién lo solicitó y desde cuándo lo t<text:span text:style-name="T10">enía</text:span> en posesión.</text:p>
      <text:p text:style-name="P7"/>
      <text:p text:style-name="P10">Pregunta de Investigación</text:p>
      <text:p text:style-name="P10"/>
      <text:p text:style-name="P8">¿La implementación de un sistema informático para consultar expedientes de forma electrónica ayudará a reducir el tiempo <text:span text:style-name="T11">de acceso al expediente y evitará los riesgos de daño, extravío así como la alteración del mismo?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JUSTIFICACIÓN</text:p>
      <text:p text:style-name="P9"/>
      <text:p text:style-name="P15">Como parte de la modernización y homologación de registros públicos de la propiedad y los catastros, incluida en el Plan Nacional de Desarrollo 2007 – 2012, se elaboró un Modelo Óptimo de Catastro <text:span text:style-name="T14">&lt;&lt;agregar más detalle&gt;&gt;</text:span></text:p>
      <text:p text:style-name="P15"/>
      <text:p text:style-name="P12">Con la implementación del SIGED (Sistema de Gestión de Expedientes Digitalizados) el tiempo del proceso de consulta de expedientes se reducirá a 3 días o menos, <text:span text:style-name="T12">y por consiguiente la atención de las solicitudes de trámites se hará más rápidamente, beneficiando a los usuarios a solventar dichos trámites en un tiempo más corto. Logrando con ello el cumplimiento de la reglamentación del ICEO de atender en un plazo no mayor a 15 días &lt;&lt;citar&gt;&gt;</text:span></text:p>
      <text:p text:style-name="P14">Además, al evitar la manipulación directa de los expedientes <text:span text:style-name="T13">físicos</text:span>, se eliminarán totalmente los riesgos de daño, alteración o extravío, dando con ello certeza a los <text:s/>propietarios de que la información se encuentra bien resguardada.</text:p>
      <text:p text:style-name="P14">En cuanto al control de los accesos a los expedientes, el SIGED permitirá brindar información oportuna sobre quiénes y cuándo los revisan, <text:span text:style-name="T13">implementando así </text:span><text:s/>una medida para evitar que personas no autorizadas accedan a esos datos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799in" fo:margin-bottom="0.9799in" fo:margin-left="0.9799in" fo:margin-right="0.9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7T13:00:28.211045787</dc:date>
    <meta:editing-duration>PT2H48M12S</meta:editing-duration>
    <meta:editing-cycles>20</meta:editing-cycles>
    <meta:generator>LibreOffice/5.0.6.2$Linux_X86_64 LibreOffice_project/00m0$Build-2</meta:generator>
    <meta:document-statistic meta:table-count="0" meta:image-count="0" meta:object-count="0" meta:page-count="4" meta:paragraph-count="21" meta:word-count="700" meta:character-count="4451" meta:non-whitespace-character-count="3767"/>
  </office:meta>
</office:document-meta>
</file>